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16384" table:default-cell-style-name="ce3"/>
        <table:table-row table:style-name="ro1">
          <table:table-cell table:style-name="ce1" office:value-type="string" calcext:value-type="string">
            <text:p>順位</text:p>
          </table:table-cell>
          <table:table-cell table:style-name="ce1" office:value-type="string" calcext:value-type="string">
            <text:p>銘柄名</text:p>
          </table:table-cell>
          <table:table-cell table:style-name="ce1" office:value-type="string" calcext:value-type="string">
            <text:p>時価総額（円）</text:p>
          </table:table-cell>
          <table:table-cell table:style-name="ce1" office:value-type="string" calcext:value-type="string">
            <text:p>現在値（円）</text:p>
          </table:table-cell>
          <table:table-cell table:style-name="ce1" office:value-type="string" calcext:value-type="string">
            <text:p>前日比</text:p>
          </table:table-cell>
          <table:table-cell table:number-columns-repeated="1637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nikkei.com/nkd/company/?scode=7203" xlink:type="simple">トヨタ</text:a>7203プライム</text:p>
          </table:table-cell>
          <table:table-cell table:style-name="ce2" office:value-type="float" office:value="39021516519930" calcext:value-type="float">
            <text:p>39021516519930</text:p>
          </table:table-cell>
          <table:table-cell table:style-name="ce2" office:value-type="string" calcext:value-type="string">
            <text:p>2,470.5(15:30)</text:p>
          </table:table-cell>
          <table:table-cell table:style-name="ce2" office:value-type="string" calcext:value-type="string">
            <text:p>－73.5－2.88%</text:p>
          </table:table-cell>
          <table:table-cell table:number-columns-repeated="1637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nikkei.com/nkd/company/?scode=6758" xlink:type="simple">ソニーＧ</text:a>6758プライム</text:p>
          </table:table-cell>
          <table:table-cell table:style-name="ce2" office:value-type="float" office:value="20767910548165" calcext:value-type="float">
            <text:p>20767910548165</text:p>
          </table:table-cell>
          <table:table-cell table:style-name="ce2" office:value-type="string" calcext:value-type="string">
            <text:p>3,377(15:30)</text:p>
          </table:table-cell>
          <table:table-cell table:style-name="ce2" office:value-type="string" calcext:value-type="string">
            <text:p>－89－2.56%</text:p>
          </table:table-cell>
          <table:table-cell table:number-columns-repeated="1637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nikkei.com/nkd/company/?scode=8306" xlink:type="simple">三菱ＵＦＪ</text:a>8306プライム</text:p>
          </table:table-cell>
          <table:table-cell table:style-name="ce2" office:value-type="float" office:value="19947926150760" calcext:value-type="float">
            <text:p>19947926150760</text:p>
          </table:table-cell>
          <table:table-cell table:style-name="ce2" office:value-type="string" calcext:value-type="string">
            <text:p>1,653(15:30)</text:p>
          </table:table-cell>
          <table:table-cell table:style-name="ce2" office:value-type="string" calcext:value-type="string">
            <text:p>－32.5－1.92%</text:p>
          </table:table-cell>
          <table:table-cell table:number-columns-repeated="1637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www.nikkei.com/nkd/company/?scode=6501" xlink:type="simple">日立</text:a>6501プライム</text:p>
          </table:table-cell>
          <table:table-cell table:style-name="ce2" office:value-type="float" office:value="15664768562700" calcext:value-type="float">
            <text:p>15664768562700</text:p>
          </table:table-cell>
          <table:table-cell table:style-name="ce2" office:value-type="string" calcext:value-type="string">
            <text:p>3,420(15:30)</text:p>
          </table:table-cell>
          <table:table-cell table:style-name="ce2" office:value-type="string" calcext:value-type="string">
            <text:p>＋20＋0.58%</text:p>
          </table:table-cell>
          <table:table-cell table:number-columns-repeated="1637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www.nikkei.com/nkd/company/?scode=9983" xlink:type="simple">ファストリ</text:a>9983プライム</text:p>
          </table:table-cell>
          <table:table-cell table:style-name="ce2" office:value-type="float" office:value="14717719770000" calcext:value-type="float">
            <text:p>14717719770000</text:p>
          </table:table-cell>
          <table:table-cell table:style-name="ce2" office:value-type="string" calcext:value-type="string">
            <text:p>46,250(15:30)</text:p>
          </table:table-cell>
          <table:table-cell table:style-name="ce2" office:value-type="string" calcext:value-type="string">
            <text:p>－820－1.74%</text:p>
          </table:table-cell>
          <table:table-cell table:number-columns-repeated="1637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https://www.nikkei.com/nkd/company/?scode=4519" xlink:type="simple">中外薬</text:a>4519プライム</text:p>
          </table:table-cell>
          <table:table-cell table:style-name="ce2" office:value-type="float" office:value="14137665556140" calcext:value-type="float">
            <text:p>14137665556140</text:p>
          </table:table-cell>
          <table:table-cell table:style-name="ce2" office:value-type="string" calcext:value-type="string">
            <text:p>8,420(15:30)</text:p>
          </table:table-cell>
          <table:table-cell table:style-name="ce2" office:value-type="string" calcext:value-type="string">
            <text:p>＋92＋1.10%</text:p>
          </table:table-cell>
          <table:table-cell table:number-columns-repeated="1637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s://www.nikkei.com/nkd/company/?scode=6861" xlink:type="simple">キーエンス</text:a>6861プライム</text:p>
          </table:table-cell>
          <table:table-cell table:style-name="ce2" office:value-type="float" office:value="14127934363560" calcext:value-type="float">
            <text:p>14127934363560</text:p>
          </table:table-cell>
          <table:table-cell table:style-name="ce2" office:value-type="string" calcext:value-type="string">
            <text:p>58,090(15:30)</text:p>
          </table:table-cell>
          <table:table-cell table:style-name="ce2" office:value-type="string" calcext:value-type="string">
            <text:p>－60－0.10%</text:p>
          </table:table-cell>
          <table:table-cell table:number-columns-repeated="1637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https://www.nikkei.com/nkd/company/?scode=9432" xlink:type="simple">ＮＴＴ</text:a>9432プライム</text:p>
          </table:table-cell>
          <table:table-cell table:style-name="ce2" office:value-type="float" office:value="13446721985400" calcext:value-type="float">
            <text:p>13446721985400</text:p>
          </table:table-cell>
          <table:table-cell table:style-name="ce2" office:value-type="string" calcext:value-type="string">
            <text:p>148.5(15:30)</text:p>
          </table:table-cell>
          <table:table-cell table:style-name="ce2" office:value-type="string" calcext:value-type="string">
            <text:p>－1.8－1.19%</text:p>
          </table:table-cell>
          <table:table-cell table:number-columns-repeated="1637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www.nikkei.com/nkd/company/?scode=7974" xlink:type="simple">任天堂</text:a>7974プライム</text:p>
          </table:table-cell>
          <table:table-cell table:style-name="ce2" office:value-type="float" office:value="13305079050000" calcext:value-type="float">
            <text:p>13305079050000</text:p>
          </table:table-cell>
          <table:table-cell table:style-name="ce2" office:value-type="string" calcext:value-type="string">
            <text:p>10,245(15:30)</text:p>
          </table:table-cell>
          <table:table-cell table:style-name="ce2" office:value-type="string" calcext:value-type="string">
            <text:p>－125－1.20%</text:p>
          </table:table-cell>
          <table:table-cell table:number-columns-repeated="1637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www.nikkei.com/nkd/company/?scode=8316" xlink:type="simple">三井住友ＦＧ</text:a>8316プライム</text:p>
          </table:table-cell>
          <table:table-cell table:style-name="ce2" office:value-type="float" office:value="12282616538196" calcext:value-type="float">
            <text:p>12282616538196</text:p>
          </table:table-cell>
          <table:table-cell table:style-name="ce2" office:value-type="string" calcext:value-type="string">
            <text:p>3,162(15:30)</text:p>
          </table:table-cell>
          <table:table-cell table:style-name="ce2" office:value-type="string" calcext:value-type="string">
            <text:p>－68－2.10%</text:p>
          </table:table-cell>
          <table:table-cell table:number-columns-repeated="1637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https://www.nikkei.com/nkd/company/?scode=9433" xlink:type="simple">ＫＤＤＩ</text:a>9433プライム</text:p>
          </table:table-cell>
          <table:table-cell table:style-name="ce2" office:value-type="float" office:value="11112661329120" calcext:value-type="float">
            <text:p>11112661329120</text:p>
          </table:table-cell>
          <table:table-cell table:style-name="ce2" office:value-type="string" calcext:value-type="string">
            <text:p>2,535(15:30)</text:p>
          </table:table-cell>
          <table:table-cell table:style-name="ce2" office:value-type="string" calcext:value-type="string">
            <text:p>－20－0.78%</text:p>
          </table:table-cell>
          <table:table-cell table:number-columns-repeated="1637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s://www.nikkei.com/nkd/company/?scode=6098" xlink:type="simple">リクルート</text:a>6098プライム</text:p>
          </table:table-cell>
          <table:table-cell table:style-name="ce2" office:value-type="float" office:value="11067806278473" calcext:value-type="float">
            <text:p>11067806278473</text:p>
          </table:table-cell>
          <table:table-cell table:style-name="ce2" office:value-type="string" calcext:value-type="string">
            <text:p>7,077(15:30)</text:p>
          </table:table-cell>
          <table:table-cell table:style-name="ce2" office:value-type="string" calcext:value-type="string">
            <text:p>－339－4.57%</text:p>
          </table:table-cell>
          <table:table-cell table:number-columns-repeated="1637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https://www.nikkei.com/nkd/company/?scode=8001" xlink:type="simple">伊藤忠</text:a>8001プライム</text:p>
          </table:table-cell>
          <table:table-cell table:style-name="ce2" office:value-type="float" office:value="10637778350848" calcext:value-type="float">
            <text:p>10637778350848</text:p>
          </table:table-cell>
          <table:table-cell table:style-name="ce2" office:value-type="string" calcext:value-type="string">
            <text:p>6,712(15:30)</text:p>
          </table:table-cell>
          <table:table-cell table:style-name="ce2" office:value-type="string" calcext:value-type="string">
            <text:p>－49－0.72%</text:p>
          </table:table-cell>
          <table:table-cell table:number-columns-repeated="1637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https://www.nikkei.com/nkd/company/?scode=9434" xlink:type="simple">ＳＢ</text:a>9434プライム</text:p>
          </table:table-cell>
          <table:table-cell table:style-name="ce2" office:value-type="float" office:value="10233144457010" calcext:value-type="float">
            <text:p>10233144457010</text:p>
          </table:table-cell>
          <table:table-cell table:style-name="ce2" office:value-type="string" calcext:value-type="string">
            <text:p>214.3(15:30)</text:p>
          </table:table-cell>
          <table:table-cell table:style-name="ce2" office:value-type="string" calcext:value-type="string">
            <text:p>－4.3－1.96%</text:p>
          </table:table-cell>
          <table:table-cell table:number-columns-repeated="1637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https://www.nikkei.com/nkd/company/?scode=8766" xlink:type="simple">東京海上</text:a>8766プライム</text:p>
          </table:table-cell>
          <table:table-cell table:style-name="ce2" office:value-type="float" office:value="10066470000000" calcext:value-type="float">
            <text:p>10066470000000</text:p>
          </table:table-cell>
          <table:table-cell table:style-name="ce2" office:value-type="string" calcext:value-type="string">
            <text:p>5,205(15:30)</text:p>
          </table:table-cell>
          <table:table-cell table:style-name="ce2" office:value-type="string" calcext:value-type="string">
            <text:p>－86－1.62%</text:p>
          </table:table-cell>
          <table:table-cell table:number-columns-repeated="1637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https://www.nikkei.com/nkd/company/?scode=8058" xlink:type="simple">三菱商</text:a>8058プライム</text:p>
          </table:table-cell>
          <table:table-cell table:style-name="ce2" office:value-type="float" office:value="9790500066402" calcext:value-type="float">
            <text:p>9790500066402</text:p>
          </table:table-cell>
          <table:table-cell table:style-name="ce2" office:value-type="string" calcext:value-type="string">
            <text:p>2,434(15:30)</text:p>
          </table:table-cell>
          <table:table-cell table:style-name="ce2" office:value-type="string" calcext:value-type="string">
            <text:p>－52－2.09%</text:p>
          </table:table-cell>
          <table:table-cell table:number-columns-repeated="1637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https://www.nikkei.com/nkd/company/?scode=9984" xlink:type="simple">ＳＢＧ</text:a>9984プライム</text:p>
          </table:table-cell>
          <table:table-cell table:style-name="ce2" office:value-type="float" office:value="9776938274730" calcext:value-type="float">
            <text:p>9776938274730</text:p>
          </table:table-cell>
          <table:table-cell table:style-name="ce2" office:value-type="string" calcext:value-type="string">
            <text:p>6,651(15:30)</text:p>
          </table:table-cell>
          <table:table-cell table:style-name="ce2" office:value-type="string" calcext:value-type="string">
            <text:p>－159－2.33%</text:p>
          </table:table-cell>
          <table:table-cell table:number-columns-repeated="1637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https://www.nikkei.com/nkd/company/?scode=8035" xlink:type="simple">東エレク</text:a>8035プライム</text:p>
          </table:table-cell>
          <table:table-cell table:style-name="ce2" office:value-type="float" office:value="9163824002190" calcext:value-type="float">
            <text:p>9163824002190</text:p>
          </table:table-cell>
          <table:table-cell table:style-name="ce2" office:value-type="string" calcext:value-type="string">
            <text:p>19,430(15:30)</text:p>
          </table:table-cell>
          <table:table-cell table:style-name="ce2" office:value-type="string" calcext:value-type="string">
            <text:p>－85－0.43%</text:p>
          </table:table-cell>
          <table:table-cell table:number-columns-repeated="1637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<text:a xlink:href="https://www.nikkei.com/nkd/company/?scode=7011" xlink:type="simple">三菱重</text:a>7011プライム</text:p>
          </table:table-cell>
          <table:table-cell table:style-name="ce2" office:value-type="float" office:value="8725940060565" calcext:value-type="float">
            <text:p>8725940060565</text:p>
          </table:table-cell>
          <table:table-cell table:style-name="ce2" office:value-type="string" calcext:value-type="string">
            <text:p>2,586.5(15:30)</text:p>
          </table:table-cell>
          <table:table-cell table:style-name="ce2" office:value-type="string" calcext:value-type="string">
            <text:p>－48.5－1.84%</text:p>
          </table:table-cell>
          <table:table-cell table:number-columns-repeated="1637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a xlink:href="https://www.nikkei.com/nkd/company/?scode=8411" xlink:type="simple">みずほＦＧ</text:a>8411プライム</text:p>
          </table:table-cell>
          <table:table-cell table:style-name="ce2" office:value-type="float" office:value="8506556374896" calcext:value-type="float">
            <text:p>8506556374896</text:p>
          </table:table-cell>
          <table:table-cell table:style-name="ce2" office:value-type="string" calcext:value-type="string">
            <text:p>3,384(15:30)</text:p>
          </table:table-cell>
          <table:table-cell table:style-name="ce2" office:value-type="string" calcext:value-type="string">
            <text:p>－83－2.39%</text:p>
          </table:table-cell>
          <table:table-cell table:number-columns-repeated="1637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a xlink:href="https://www.nikkei.com/nkd/company/?scode=2914" xlink:type="simple">ＪＴ</text:a>2914プライム</text:p>
          </table:table-cell>
          <table:table-cell table:style-name="ce2" office:value-type="float" office:value="8480000000000" calcext:value-type="float">
            <text:p>8480000000000</text:p>
          </table:table-cell>
          <table:table-cell table:style-name="ce2" office:value-type="string" calcext:value-type="string">
            <text:p>4,240(15:30)</text:p>
          </table:table-cell>
          <table:table-cell table:style-name="ce2" office:value-type="string" calcext:value-type="string">
            <text:p>－10－0.23%</text:p>
          </table:table-cell>
          <table:table-cell table:number-columns-repeated="1637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https://www.nikkei.com/nkd/company/?scode=8031" xlink:type="simple">三井物</text:a>8031プライム</text:p>
          </table:table-cell>
          <table:table-cell table:style-name="ce2" office:value-type="float" office:value="7623371465728" calcext:value-type="float">
            <text:p>7623371465728</text:p>
          </table:table-cell>
          <table:table-cell table:style-name="ce2" office:value-type="string" calcext:value-type="string">
            <text:p>2,624(15:30)</text:p>
          </table:table-cell>
          <table:table-cell table:style-name="ce2" office:value-type="string" calcext:value-type="string">
            <text:p>－33.5－1.26%</text:p>
          </table:table-cell>
          <table:table-cell table:number-columns-repeated="1637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a xlink:href="https://www.nikkei.com/nkd/company/?scode=4063" xlink:type="simple">信越化</text:a>4063プライム</text:p>
          </table:table-cell>
          <table:table-cell table:style-name="ce2" office:value-type="float" office:value="7475494427590" calcext:value-type="float">
            <text:p>7475494427590</text:p>
          </table:table-cell>
          <table:table-cell table:style-name="ce2" office:value-type="string" calcext:value-type="string">
            <text:p>3,766(15:30)</text:p>
          </table:table-cell>
          <table:table-cell table:style-name="ce2" office:value-type="string" calcext:value-type="string">
            <text:p>－34－0.89%</text:p>
          </table:table-cell>
          <table:table-cell table:number-columns-repeated="1637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https://www.nikkei.com/nkd/company/?scode=7267" xlink:type="simple">ホンダ</text:a>7267プライム</text:p>
          </table:table-cell>
          <table:table-cell table:style-name="ce2" office:value-type="float" office:value="7289040000000" calcext:value-type="float">
            <text:p>7289040000000</text:p>
          </table:table-cell>
          <table:table-cell table:style-name="ce2" office:value-type="string" calcext:value-type="string">
            <text:p>1,380.5(15:30)</text:p>
          </table:table-cell>
          <table:table-cell table:style-name="ce2" office:value-type="string" calcext:value-type="string">
            <text:p>－14－1.00%</text:p>
          </table:table-cell>
          <table:table-cell table:number-columns-repeated="1637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<text:a xlink:href="https://www.nikkei.com/nkd/company/?scode=4502" xlink:type="simple">武田</text:a>4502プライム</text:p>
          </table:table-cell>
          <table:table-cell table:style-name="ce2" office:value-type="float" office:value="6701079753108" calcext:value-type="float">
            <text:p>6701079753108</text:p>
          </table:table-cell>
          <table:table-cell table:style-name="ce2" office:value-type="string" calcext:value-type="string">
            <text:p>4,212(15:30)</text:p>
          </table:table-cell>
          <table:table-cell table:style-name="ce2" office:value-type="string" calcext:value-type="string">
            <text:p>－76－1.77%</text:p>
          </table:table-cell>
          <table:table-cell table:number-columns-repeated="1637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https://www.nikkei.com/nkd/company/?scode=4568" xlink:type="simple">第一三共</text:a>4568プライム</text:p>
          </table:table-cell>
          <table:table-cell table:style-name="ce2" office:value-type="float" office:value="6076097658736" calcext:value-type="float">
            <text:p>6076097658736</text:p>
          </table:table-cell>
          <table:table-cell table:style-name="ce2" office:value-type="string" calcext:value-type="string">
            <text:p>3,184(15:30)</text:p>
          </table:table-cell>
          <table:table-cell table:style-name="ce2" office:value-type="string" calcext:value-type="string">
            <text:p>－30－0.93%</text:p>
          </table:table-cell>
          <table:table-cell table:number-columns-repeated="1637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<text:a xlink:href="https://www.nikkei.com/nkd/company/?scode=6702" xlink:type="simple">富士通</text:a>6702プライム</text:p>
          </table:table-cell>
          <table:table-cell table:style-name="ce2" office:value-type="float" office:value="6047636674000" calcext:value-type="float">
            <text:p>6047636674000</text:p>
          </table:table-cell>
          <table:table-cell table:style-name="ce2" office:value-type="string" calcext:value-type="string">
            <text:p>2,920(15:30)</text:p>
          </table:table-cell>
          <table:table-cell table:style-name="ce2" office:value-type="string" calcext:value-type="string">
            <text:p>－4.5－0.15%</text:p>
          </table:table-cell>
          <table:table-cell table:number-columns-repeated="1637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a xlink:href="https://www.nikkei.com/nkd/company/?scode=4661" xlink:type="simple">ＯＬＣ</text:a>4661プライム</text:p>
          </table:table-cell>
          <table:table-cell table:style-name="ce2" office:value-type="float" office:value="5615606045200" calcext:value-type="float">
            <text:p>5615606045200</text:p>
          </table:table-cell>
          <table:table-cell table:style-name="ce2" office:value-type="string" calcext:value-type="string">
            <text:p>3,119(15:30)</text:p>
          </table:table-cell>
          <table:table-cell table:style-name="ce2" office:value-type="string" calcext:value-type="string">
            <text:p>＋46＋1.49%</text:p>
          </table:table-cell>
          <table:table-cell table:number-columns-repeated="1637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<text:a xlink:href="https://www.nikkei.com/nkd/company/?scode=7751" xlink:type="simple">キヤノン</text:a>7751プライム</text:p>
          </table:table-cell>
          <table:table-cell table:style-name="ce2" office:value-type="float" office:value="5541787192920" calcext:value-type="float">
            <text:p>5541787192920</text:p>
          </table:table-cell>
          <table:table-cell table:style-name="ce2" office:value-type="string" calcext:value-type="string">
            <text:p>4,155(15:30)</text:p>
          </table:table-cell>
          <table:table-cell table:style-name="ce2" office:value-type="string" calcext:value-type="string">
            <text:p>－125－2.92%</text:p>
          </table:table-cell>
          <table:table-cell table:number-columns-repeated="1637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a xlink:href="https://www.nikkei.com/nkd/company/?scode=7741" xlink:type="simple">ＨＯＹＡ</text:a>7741プライム</text:p>
          </table:table-cell>
          <table:table-cell table:style-name="ce2" office:value-type="float" office:value="5397133128100" calcext:value-type="float">
            <text:p>5397133128100</text:p>
          </table:table-cell>
          <table:table-cell table:style-name="ce2" office:value-type="string" calcext:value-type="string">
            <text:p>15,605(15:30)</text:p>
          </table:table-cell>
          <table:table-cell table:style-name="ce2" office:value-type="string" calcext:value-type="string">
            <text:p>＋5＋0.03%</text:p>
          </table:table-cell>
          <table:table-cell table:number-columns-repeated="16379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00/00/00</text:date>, <text:time style:data-style-name="N2" text:time-value="15:48:32.85629347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7T12:24:29.973092701</meta:creation-date>
    <dc:date>2025-04-21T15:49:56.019508172</dc:date>
    <meta:editing-duration>PT22M54S</meta:editing-duration>
    <meta:editing-cycles>14</meta:editing-cycles>
    <meta:generator>LibreOffice/25.2.3.1$Linux_X86_64 LibreOffice_project/520$Build-1</meta:generator>
    <meta:document-statistic meta:table-count="1" meta:cell-count="155" meta:object-count="0"/>
  </office:meta>
</office:document-meta>
</file>